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Courier New2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3" style:family="paragraph" style:parent-style-name="Preformatted_20_Text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background-image/>
      </style:paragraph-properties>
      <style:text-properties style:use-window-font-color="true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style:use-window-font-color="true" style:font-name="Arial" fo:font-size="12pt" style:font-size-asian="12pt" style:font-size-complex="12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style:use-window-font-color="true" style:font-name="Arial" fo:font-size="12pt" style:font-size-asian="12pt" style:font-size-complex="12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style:use-window-font-color="true" style:font-name="Arial" fo:font-size="12pt" fo:font-style="italic" style:font-size-asian="12pt" style:font-size-complex="12pt"/>
    </style:style>
    <style:style style:name="P7" style:family="paragraph" style:parent-style-name="Preformatted_20_Text" style:master-page-name="">
      <style:paragraph-properties fo:margin-left="0cm" fo:margin-right="0cm" fo:margin-top="0cm" fo:margin-bottom="0cm" fo:text-align="start" style:justify-single-word="false" fo:text-indent="0.926cm" style:auto-text-indent="false" style:page-number="auto" fo:background-color="transparent">
        <style:background-image/>
      </style:paragraph-properties>
      <style:text-properties style:use-window-font-color="true" style:font-name="Times New Roman"/>
    </style:style>
    <style:style style:name="P8" style:family="paragraph" style:parent-style-name="Preformatted_20_Text">
      <style:paragraph-properties fo:margin-left="0cm" fo:margin-right="0cm" fo:margin-top="0cm" fo:margin-bottom="0cm" fo:text-align="start" style:justify-single-word="false" fo:text-indent="0.926cm" style:auto-text-indent="false" fo:background-color="transparent">
        <style:background-image/>
      </style:paragraph-properties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cm" fo:text-align="start" style:justify-single-word="false" fo:text-indent="0.926cm" style:auto-text-indent="false" fo:background-color="transparent">
        <style:background-image/>
      </style:paragraph-properties>
      <style:text-properties style:use-window-font-color="true" style:font-name="Times New Roman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12" style:family="paragraph" style:parent-style-name="Standard">
      <style:paragraph-properties fo:margin-left="0cm" fo:margin-right="0cm" fo:text-align="center" style:justify-single-word="false" fo:text-indent="0.953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.953cm" style:auto-text-indent="false"/>
      <style:text-properties fo:font-weight="normal" style:font-weight-asian="normal" style:font-weight-complex="normal"/>
    </style:style>
    <style:style style:name="P14" style:family="paragraph" style:parent-style-name="Standard" style:master-page-name="">
      <style:paragraph-properties fo:margin-left="8.281cm" fo:margin-right="0cm" fo:text-align="start" style:justify-single-word="false" fo:text-indent="0cm" style:auto-text-indent="false" style:page-number="auto"/>
      <style:text-properties fo:font-size="16pt" style:font-size-asian="16pt" style:font-size-complex="16pt"/>
    </style:style>
    <style:style style:name="P15" style:family="paragraph" style:parent-style-name="Standard">
      <style:paragraph-properties fo:margin-left="8.281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16" style:family="paragraph" style:parent-style-name="Standard" style:master-page-name="">
      <style:paragraph-properties fo:margin-left="0cm" fo:margin-right="0cm" fo:text-align="center" style:justify-single-word="false" fo:text-indent="0.979cm" style:auto-text-indent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master-page-name="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fo:font-weight="bold"/>
    </style:style>
    <style:style style:name="T5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8" style:family="text">
      <style:text-properties fo:color="#000000"/>
    </style:style>
    <style:style style:name="T9" style:family="text">
      <style:text-properties fo:color="#000000" style:font-name="Courier New1"/>
    </style:style>
    <style:style style:name="T10" style:family="text">
      <style:text-properties fo:color="#000000" style:font-name="Tahoma"/>
    </style:style>
    <style:style style:name="T11" style:family="text">
      <style:text-properties fo:color="#000000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Университет ИТМО</text:p>
      <text:p text:style-name="P10">Кафедра ИПМ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Системное программное обеспечение</text:p>
      <text:p text:style-name="P11">Лабораторная работа № <text:span text:style-name="T1">5</text:span></text:p>
      <text:p text:style-name="P11"/>
      <text:p text:style-name="P11"/>
      <text:p text:style-name="P11"/>
      <text:p text:style-name="P14">Выполнил: Усков <text:span text:style-name="T2">И., </text:span><text:span text:style-name="T1">P3217</text:span></text:p>
      <text:p text:style-name="P15">Преподаватель: Зыков А.Г.</text:p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Санкт-Петербург</text:p>
      <text:p text:style-name="P10">2016 год.</text:p>
      <text:p text:style-name="P16">Задание</text:p>
      <text:p text:style-name="P17"><text:span text:style-name="T3">Разработать программу, наглядно демонстрирующую <text:s/>способы синхронизации потоков, а именно:</text:span></text:p>
      <text:list xml:id="list1796289838987269415" text:style-name="WWNum1">
        <text:list-item>
          <text:p text:style-name="P1"><text:span text:style-name="T3">Критические секции</text:span></text:p>
        </text:list-item>
        <text:list-item>
          <text:p text:style-name="P1"><text:span text:style-name="T3">Мьютексы</text:span></text:p>
        </text:list-item>
        <text:list-item>
          <text:p text:style-name="P1"><text:span text:style-name="T3">Семафоры</text:span></text:p>
        </text:list-item>
        <text:list-item>
          <text:p text:style-name="P1"><text:span text:style-name="T3">События.</text:span></text:p>
        </text:list-item>
      </text:list>
      <text:p text:style-name="P2">Создать потоки, выполняющие сортировку тремя методами, поиск по шаблонам, заданным в командной строке. Вывести информацию о всех параметрах для каждого потока. Сравнить методы смнхронизации.</text:p>
      <text:p text:style-name="P12"><text:span text:style-name="T5">Выполнение</text:span></text:p>
      <text:p text:style-name="P13"><text:span text:style-name="T6">==========</text:span></text:p>
      <text:p text:style-name="P13"><text:span text:style-name="T6">CRITICAL SECTIONS</text:span></text:p>
      <text:p text:style-name="P13"><text:span text:style-name="T6">==========</text:span></text:p>
      <text:p text:style-name="P13"><text:span text:style-name="T6"/></text:p>
      <text:p text:style-name="P13"><text:span text:style-name="T6">Start thread number 1</text:span></text:p>
      <text:p text:style-name="P13"><text:span text:style-name="T6">484 values with key 1 were found in sorted array, starts with 0 index</text:span></text:p>
      <text:p text:style-name="P13"><text:span text:style-name="T6">End thread 1</text:span></text:p>
      <text:p text:style-name="P13"><text:span text:style-name="T6">Start thread number 2</text:span></text:p>
      <text:p text:style-name="P13"><text:span text:style-name="T6">494 values with key 2 were found in sorted array, starts with 484 index</text:span></text:p>
      <text:p text:style-name="P13"><text:span text:style-name="T6">End thread 2</text:span></text:p>
      <text:p text:style-name="P13"><text:span text:style-name="T6">Start thread number 3</text:span></text:p>
      <text:p text:style-name="P13"><text:span text:style-name="T6">518 values with key 3 were found in sorted array, starts with 978 index</text:span></text:p>
      <text:p text:style-name="P13"><text:span text:style-name="T6">End thread 3</text:span></text:p>
      <text:p text:style-name="P13"><text:span text:style-name="T6"/></text:p>
      <text:p text:style-name="P13"><text:span text:style-name="T6">Thread 1 info</text:span></text:p>
      <text:p text:style-name="P13"><text:span text:style-name="T6">ID:5884</text:span></text:p>
      <text:p text:style-name="P13"><text:span text:style-name="T6">Start time: 21:46:503</text:span></text:p>
      <text:p text:style-name="P13"><text:span text:style-name="T6">End time: 21:46:503</text:span></text:p>
      <text:p text:style-name="P13"><text:span text:style-name="T6">Kernel time: 0</text:span></text:p>
      <text:p text:style-name="P13"><text:span text:style-name="T6">User time: 0</text:span></text:p>
      <text:p text:style-name="P13"><text:span text:style-name="T6"/></text:p>
      <text:p text:style-name="P13"><text:span text:style-name="T6">Thread 2 info</text:span></text:p>
      <text:p text:style-name="P13"><text:span text:style-name="T6">ID:2028</text:span></text:p>
      <text:p text:style-name="P13"><text:span text:style-name="T6">Start time: 21:46:503</text:span></text:p>
      <text:p text:style-name="P13"><text:span text:style-name="T6">End time: 21:46:513</text:span></text:p>
      <text:p text:style-name="P13"><text:span text:style-name="T6">Kernel time: 0</text:span></text:p>
      <text:p text:style-name="P13"><text:span text:style-name="T6">User time: 0</text:span></text:p>
      <text:p text:style-name="P13"><text:span text:style-name="T6"/></text:p>
      <text:p text:style-name="P13"><text:span text:style-name="T6">Thread 3 info</text:span></text:p>
      <text:p text:style-name="P13"><text:span text:style-name="T6">ID:5692</text:span></text:p>
      <text:p text:style-name="P13"><text:span text:style-name="T6">Start time: 21:46:503</text:span></text:p>
      <text:p text:style-name="P13"><text:span text:style-name="T6">End time: 21:46:513</text:span></text:p>
      <text:p text:style-name="P13"><text:span text:style-name="T6">Kernel time: 0</text:span></text:p>
      <text:p text:style-name="P13"><text:span text:style-name="T6">User time: 0</text:span></text:p>
      <text:p text:style-name="P13"><text:soft-page-break/><text:span text:style-name="T6">==========</text:span></text:p>
      <text:p text:style-name="P13"><text:span text:style-name="T6">MUTEXES</text:span></text:p>
      <text:p text:style-name="P13"><text:span text:style-name="T6">==========</text:span></text:p>
      <text:p text:style-name="P13"><text:span text:style-name="T6"/></text:p>
      <text:p text:style-name="P13"><text:span text:style-name="T6">Start thread number 1</text:span></text:p>
      <text:p text:style-name="P13"><text:span text:style-name="T6">484 values with key 1 were found in sorted array, starts with 0 index</text:span></text:p>
      <text:p text:style-name="P13"><text:span text:style-name="T6">End thread 1</text:span></text:p>
      <text:p text:style-name="P13"><text:span text:style-name="T6">Start thread number 3</text:span></text:p>
      <text:p text:style-name="P13"><text:span text:style-name="T6">Start thread number 2</text:span></text:p>
      <text:p text:style-name="P13"><text:span text:style-name="T6">518 values with key 3 were found in sorted array, starts with 978 index</text:span></text:p>
      <text:p text:style-name="P13"><text:span text:style-name="T6">494 values with key 2 were found in sorted array, starts with 484 index</text:span></text:p>
      <text:p text:style-name="P13"><text:span text:style-name="T6">End thread 3</text:span></text:p>
      <text:p text:style-name="P13"><text:span text:style-name="T6">End thread 2</text:span></text:p>
      <text:p text:style-name="P13"><text:span text:style-name="T6"/></text:p>
      <text:p text:style-name="P13"><text:span text:style-name="T6">Thread 1 info</text:span></text:p>
      <text:p text:style-name="P13"><text:span text:style-name="T6">ID:5152</text:span></text:p>
      <text:p text:style-name="P13"><text:span text:style-name="T6">Start time: 21:46:533</text:span></text:p>
      <text:p text:style-name="P13"><text:span text:style-name="T6">End time: 21:46:553</text:span></text:p>
      <text:p text:style-name="P13"><text:span text:style-name="T6">Kernel time: 0</text:span></text:p>
      <text:p text:style-name="P13"><text:span text:style-name="T6">User time: 0</text:span></text:p>
      <text:p text:style-name="P13"><text:span text:style-name="T6"/></text:p>
      <text:p text:style-name="P13"><text:span text:style-name="T6">Thread 2 info</text:span></text:p>
      <text:p text:style-name="P13"><text:span text:style-name="T6">ID:5492</text:span></text:p>
      <text:p text:style-name="P13"><text:span text:style-name="T6">Start time: 21:46:543</text:span></text:p>
      <text:p text:style-name="P13"><text:span text:style-name="T6">End time: 21:46:573</text:span></text:p>
      <text:p text:style-name="P13"><text:span text:style-name="T6">Kernel time: 0</text:span></text:p>
      <text:p text:style-name="P13"><text:span text:style-name="T6">User time: 0</text:span></text:p>
      <text:p text:style-name="P13"><text:span text:style-name="T6"/></text:p>
      <text:p text:style-name="P13"><text:span text:style-name="T6">Thread 3 info</text:span></text:p>
      <text:p text:style-name="P13"><text:span text:style-name="T6">ID:5276</text:span></text:p>
      <text:p text:style-name="P13"><text:span text:style-name="T6">Start time: 21:46:543</text:span></text:p>
      <text:p text:style-name="P13"><text:span text:style-name="T6">End time: 21:46:563</text:span></text:p>
      <text:p text:style-name="P13"><text:span text:style-name="T6">Kernel time: 0</text:span></text:p>
      <text:p text:style-name="P13"><text:span text:style-name="T6">User time: 0</text:span></text:p>
      <text:p text:style-name="P13"><text:span text:style-name="T6"/></text:p>
      <text:p text:style-name="P13"><text:span text:style-name="T6">==========</text:span></text:p>
      <text:p text:style-name="P13"><text:span text:style-name="T6">SEMAPHORES</text:span></text:p>
      <text:p text:style-name="P13"><text:span text:style-name="T6">==========</text:span></text:p>
      <text:p text:style-name="P13"><text:span text:style-name="T6"/></text:p>
      <text:p text:style-name="P13"><text:span text:style-name="T6">Start thread number 1</text:span></text:p>
      <text:p text:style-name="P13"><text:span text:style-name="T6">Start thread number 2</text:span></text:p>
      <text:p text:style-name="P13"><text:span text:style-name="T6">Start thread number 3</text:span></text:p>
      <text:p text:style-name="P13"><text:span text:style-name="T6">484 values with key 1 were found in sorted array, starts with 0 index</text:span></text:p>
      <text:p text:style-name="P13"><text:span text:style-name="T6">494 values with key 2 were found in sorted array, starts with 484 index</text:span></text:p>
      <text:p text:style-name="P13"><text:span text:style-name="T6">518 values with key 3 were found in sorted array, starts with 978 index</text:span></text:p>
      <text:p text:style-name="P13"><text:soft-page-break/><text:span text:style-name="T6">End thread 1</text:span></text:p>
      <text:p text:style-name="P13"><text:span text:style-name="T6">End thread 2</text:span></text:p>
      <text:p text:style-name="P13"><text:span text:style-name="T6">End thread 3</text:span></text:p>
      <text:p text:style-name="P13"><text:span text:style-name="T6"/></text:p>
      <text:p text:style-name="P13"><text:span text:style-name="T6">Thread 1 info</text:span></text:p>
      <text:p text:style-name="P13"><text:span text:style-name="T6">ID:5548</text:span></text:p>
      <text:p text:style-name="P13"><text:span text:style-name="T6">Start time: 21:46:623</text:span></text:p>
      <text:p text:style-name="P13"><text:span text:style-name="T6">End time: 21:46:653</text:span></text:p>
      <text:p text:style-name="P13"><text:span text:style-name="T6">Kernel time: 0</text:span></text:p>
      <text:p text:style-name="P13"><text:span text:style-name="T6">User time: 0</text:span></text:p>
      <text:p text:style-name="P13"><text:span text:style-name="T6"/></text:p>
      <text:p text:style-name="P13"><text:span text:style-name="T6">Thread 2 info</text:span></text:p>
      <text:p text:style-name="P13"><text:span text:style-name="T6">ID:5680</text:span></text:p>
      <text:p text:style-name="P13"><text:span text:style-name="T6">Start time: 21:46:623</text:span></text:p>
      <text:p text:style-name="P13"><text:span text:style-name="T6">End time: 21:46:653</text:span></text:p>
      <text:p text:style-name="P13"><text:span text:style-name="T6">Kernel time: 0</text:span></text:p>
      <text:p text:style-name="P13"><text:span text:style-name="T6">User time: 0</text:span></text:p>
      <text:p text:style-name="P13"><text:span text:style-name="T6"/></text:p>
      <text:p text:style-name="P13"><text:span text:style-name="T6">Thread 3 info</text:span></text:p>
      <text:p text:style-name="P13"><text:span text:style-name="T6">ID:5896</text:span></text:p>
      <text:p text:style-name="P13"><text:span text:style-name="T6">Start time: 21:46:623</text:span></text:p>
      <text:p text:style-name="P13"><text:span text:style-name="T6">End time: 21:46:653</text:span></text:p>
      <text:p text:style-name="P13"><text:span text:style-name="T6">Kernel time: 0</text:span></text:p>
      <text:p text:style-name="P13"><text:span text:style-name="T6">User time: 0</text:span></text:p>
      <text:p text:style-name="P13"><text:span text:style-name="T6"/></text:p>
      <text:p text:style-name="P13"><text:span text:style-name="T6">==========</text:span></text:p>
      <text:p text:style-name="P13"><text:span text:style-name="T6">EVENTS</text:span></text:p>
      <text:p text:style-name="P13"><text:span text:style-name="T6">==========</text:span></text:p>
      <text:p text:style-name="P13"><text:span text:style-name="T6"/></text:p>
      <text:p text:style-name="P13"><text:span text:style-name="T6">Start thread number 1</text:span></text:p>
      <text:p text:style-name="P13"><text:span text:style-name="T6">Start thread number 3</text:span></text:p>
      <text:p text:style-name="P13"><text:span text:style-name="T6">Start thread number 2</text:span></text:p>
      <text:p text:style-name="P13"><text:span text:style-name="T6">484 values with key 1 were found in sorted array, starts with 0 index</text:span></text:p>
      <text:p text:style-name="P13"><text:span text:style-name="T6">518 values with key 3 were found in sorted array, starts with 978 index</text:span></text:p>
      <text:p text:style-name="P13"><text:span text:style-name="T6">494 values with key 2 were found in sorted array, starts with 484 index</text:span></text:p>
      <text:p text:style-name="P13"><text:span text:style-name="T6">End thread 1</text:span></text:p>
      <text:p text:style-name="P13"><text:span text:style-name="T6">End thread 3</text:span></text:p>
      <text:p text:style-name="P13"><text:span text:style-name="T6">End thread 2</text:span></text:p>
      <text:p text:style-name="P13"><text:span text:style-name="T6"/></text:p>
      <text:p text:style-name="P13"><text:span text:style-name="T6">Thread 1 info</text:span></text:p>
      <text:p text:style-name="P13"><text:span text:style-name="T6">ID:4864</text:span></text:p>
      <text:p text:style-name="P13"><text:span text:style-name="T6">Start time: 21:46:713</text:span></text:p>
      <text:p text:style-name="P13"><text:span text:style-name="T6">End time: 21:46:733</text:span></text:p>
      <text:p text:style-name="P13"><text:span text:style-name="T6">Kernel time: 0</text:span></text:p>
      <text:p text:style-name="P13"><text:span text:style-name="T6">User time: 0</text:span></text:p>
      <text:p text:style-name="P13"><text:soft-page-break/><text:span text:style-name="T6">Thread 2 info</text:span></text:p>
      <text:p text:style-name="P13"><text:span text:style-name="T6">ID:5036</text:span></text:p>
      <text:p text:style-name="P13"><text:span text:style-name="T6">Start time: 21:46:713</text:span></text:p>
      <text:p text:style-name="P13"><text:span text:style-name="T6">End time: 21:46:743</text:span></text:p>
      <text:p text:style-name="P13"><text:span text:style-name="T6">Kernel time: 156001</text:span></text:p>
      <text:p text:style-name="P13"><text:span text:style-name="T6">User time: 0</text:span></text:p>
      <text:p text:style-name="P13"><text:span text:style-name="T6"/></text:p>
      <text:p text:style-name="P13"><text:span text:style-name="T6">Thread 3 info</text:span></text:p>
      <text:p text:style-name="P13"><text:span text:style-name="T6">ID:5980</text:span></text:p>
      <text:p text:style-name="P13"><text:span text:style-name="T6">Start time: 21:46:713</text:span></text:p>
      <text:p text:style-name="P13"><text:span text:style-name="T6">End time: 21:46:733</text:span></text:p>
      <text:p text:style-name="P13"><text:span text:style-name="T6">Kernel time: 0</text:span></text:p>
      <text:p text:style-name="P13"><text:span text:style-name="T6">User time: 0</text:span></text:p>
      <text:p text:style-name="P13"><text:span text:style-name="T6"/></text:p>
      <text:p text:style-name="P5">#include <text:span text:style-name="T4">"stdio.h"</text:span></text:p>
      <text:p text:style-name="P5">#include <text:span text:style-name="T4">"fileMapping.h"</text:span></text:p>
      <text:p text:style-name="P5">#include <text:span text:style-name="T4">"sorting.h"</text:span></text:p>
      <text:p text:style-name="P5">#include <text:span text:style-name="T4">"utils.h"</text:span></text:p>
      <text:p text:style-name="P5">#define <text:span text:style-name="T4">THREADS_COUNT </text:span>3</text:p>
      <text:p text:style-name="P5"><text:span text:style-name="T4">int </text:span>compareRecords(Record first, Record second) {</text:p>
      <text:p text:style-name="P5"><text:s text:c="4"/><text:span text:style-name="T4">return </text:span>first.key - second.key;</text:p>
      <text:p text:style-name="P5">}</text:p>
      <text:p text:style-name="P5"><text:span text:style-name="T4">void </text:span>doSort(FileMapping *input, FileMapping *index, <text:span text:style-name="T4">const char </text:span>*fileName, <text:span text:style-name="T4">unsigned int </text:span>*size) {</text:p>
      <text:p text:style-name="P5"><text:s text:c="4"/>*input = createFileMapping(fileName, <text:span text:style-name="T4">OPEN_EXISTING</text:span>);</text:p>
      <text:p text:style-name="P5"><text:s text:c="4"/>initBASE((<text:span text:style-name="T4">char </text:span>*) (*input).pObjFile);</text:p>
      <text:p text:style-name="P5"><text:s text:c="4"/><text:span text:style-name="T4">char </text:span>indxFileName[100];</text:p>
      <text:p text:style-name="P5"><text:s text:c="4"/>createIndexFile(fileName, (<text:span text:style-name="T4">char </text:span>*) (*input).pObjFile, indxFileName);</text:p>
      <text:p text:style-name="P5"><text:s text:c="4"/>*index = createFileMapping(indxFileName, <text:span text:style-name="T4">OPEN_EXISTING</text:span>);</text:p>
      <text:p text:style-name="P5"><text:s text:c="4"/><text:span text:style-name="T4">unsigned int </text:span>fileSize = GetFileSize((*index).hFile, <text:span text:style-name="T4">NULL</text:span>);</text:p>
      <text:p text:style-name="P5"><text:s text:c="4"/>fileSize /= <text:span text:style-name="T4">sizeof</text:span>(Record);</text:p>
      <text:p text:style-name="P5"><text:s text:c="4"/>*size = fileSize;</text:p>
      <text:p text:style-name="P5"><text:s text:c="4"/>Record *recs = (Record *) (*index).pObjFile;</text:p>
      <text:p text:style-name="P5"><text:s text:c="4"/>heapSort&lt;Record&gt;(recs, fileSize, compareRecords);</text:p>
      <text:p text:style-name="P5">}</text:p>
      <text:p text:style-name="P5"><text:span text:style-name="T4">struct </text:span>ThreadParams {</text:p>
      <text:p text:style-name="P5"><text:s text:c="4"/>Record *array;</text:p>
      <text:p text:style-name="P5"><text:s text:c="4"/><text:span text:style-name="T4">unsigned int </text:span>size;</text:p>
      <text:p text:style-name="P5"><text:s text:c="4"/><text:span text:style-name="T4">int </text:span>key;</text:p>
      <text:p text:style-name="P5"><text:s text:c="4"/><text:span text:style-name="T4">int </text:span>threadNumber;</text:p>
      <text:p text:style-name="P5">};</text:p>
      <text:p text:style-name="P5">CRITICAL_SECTION csLock;</text:p>
      <text:p text:style-name="P5">DWORD <text:span text:style-name="T4">WINAPI </text:span>criticalSections(LPVOID arg) {</text:p>
      <text:p text:style-name="P5"><text:s text:c="4"/>ThreadParams *params = (ThreadParams *) arg;</text:p>
      <text:p text:style-name="P5"><text:s text:c="4"/>EnterCriticalSection(&amp;csLock);</text:p>
      <text:p text:style-name="P5"><text:s text:c="4"/>printf(<text:span text:style-name="T4">"Start thread number %d\n"</text:span>, params-&gt;threadNumber);</text:p>
      <text:p text:style-name="P5"><text:s text:c="4"/><text:span text:style-name="T4">int </text:span>res = binarySearch(params-&gt;array, params-&gt;size, params-&gt;key);</text:p>
      <text:p text:style-name="P5"><text:s text:c="4"/>LeaveCriticalSection(&amp;csLock);</text:p>
      <text:p text:style-name="P5"><text:s text:c="4"/><text:span text:style-name="T4">if </text:span>(res &lt; 0) {</text:p>
      <text:p text:style-name="P5"><text:s text:c="8"/>EnterCriticalSection(&amp;csLock);</text:p>
      <text:p text:style-name="P5"><text:soft-page-break/><text:s text:c="8"/>printf(<text:span text:style-name="T4">"th%d:Key %d</text:span> <text:span text:style-name="T4">not found\n"</text:span>, params-&gt;threadNumber, params-&gt;key);</text:p>
      <text:p text:style-name="P5"><text:s text:c="8"/>LeaveCriticalSection(&amp;csLock);</text:p>
      <text:p text:style-name="P5"><text:s text:c="4"/>}</text:p>
      <text:p text:style-name="P5"><text:s text:c="4"/><text:span text:style-name="T4">else </text:span>{</text:p>
      <text:p text:style-name="P5"><text:s text:c="8"/><text:span text:style-name="T4">int </text:span>count = res;</text:p>
      <text:p text:style-name="P5"><text:s text:c="8"/><text:span text:style-name="T4">while </text:span>(params-&gt;array[count].key == params-&gt;key) {</text:p>
      <text:p text:style-name="P5"><text:s text:c="12"/>count++;</text:p>
      <text:p text:style-name="P5"><text:s text:c="8"/>}</text:p>
      <text:p text:style-name="P5"><text:s text:c="8"/>EnterCriticalSection(&amp;csLock);</text:p>
      <text:p text:style-name="P5"><text:s text:c="8"/>printf(<text:span text:style-name="T4">"%d</text:span> <text:span text:style-name="T4">values with key %d</text:span> <text:span text:style-name="T4">were found in sorted array, starts with %d</text:span> <text:span text:style-name="T4">index\n"</text:span>, count - res, params-&gt;key,</text:p>
      <text:p text:style-name="P5"><text:s text:c="15"/>res);</text:p>
      <text:p text:style-name="P5"><text:s text:c="8"/>LeaveCriticalSection(&amp;csLock);</text:p>
      <text:p text:style-name="P5"><text:s text:c="4"/>}</text:p>
      <text:p text:style-name="P5"><text:s text:c="4"/>EnterCriticalSection(&amp;csLock);</text:p>
      <text:p text:style-name="P5"><text:s text:c="4"/>printf(<text:span text:style-name="T4">"End thread %d\n"</text:span>, params-&gt;threadNumber);</text:p>
      <text:p text:style-name="P5"><text:s text:c="4"/>LeaveCriticalSection(&amp;csLock);</text:p>
      <text:p text:style-name="P5"><text:s text:c="4"/><text:span text:style-name="T4">return </text:span>0;</text:p>
      <text:p text:style-name="P5">}</text:p>
      <text:p text:style-name="P5">HANDLE MUTEX;</text:p>
      <text:p text:style-name="P5">DWORD <text:s/><text:span text:style-name="T4">WINAPI </text:span>mutexes(LPVOID arg) {</text:p>
      <text:p text:style-name="P5"><text:s text:c="4"/>ThreadParams *params = (ThreadParams *) arg;</text:p>
      <text:p text:style-name="P5"><text:s text:c="4"/>WaitForSingleObject(MUTEX, <text:span text:style-name="T4">INFINITE</text:span>);</text:p>
      <text:p text:style-name="P5"><text:s text:c="4"/>printf(<text:span text:style-name="T4">"Start thread number %d\n"</text:span>, params-&gt;threadNumber);</text:p>
      <text:p text:style-name="P5"><text:s text:c="4"/><text:span text:style-name="T4">int </text:span>res = binarySearch(params-&gt;array, params-&gt;size, params-&gt;key);</text:p>
      <text:p text:style-name="P5"><text:s text:c="4"/>ReleaseMutex(MUTEX);</text:p>
      <text:p text:style-name="P5"><text:s text:c="4"/><text:span text:style-name="T4">if </text:span>(res &lt; 0) {</text:p>
      <text:p text:style-name="P5"><text:s text:c="8"/>WaitForSingleObject(MUTEX, <text:span text:style-name="T4">INFINITE</text:span>);</text:p>
      <text:p text:style-name="P5"><text:s text:c="8"/>printf(<text:span text:style-name="T4">"th%d:Key %d</text:span> <text:span text:style-name="T4">not found\n"</text:span>, params-&gt;threadNumber, params-&gt;key);</text:p>
      <text:p text:style-name="P5"><text:s text:c="8"/>ReleaseMutex(MUTEX);</text:p>
      <text:p text:style-name="P5"><text:s text:c="4"/>}</text:p>
      <text:p text:style-name="P5"><text:s text:c="4"/><text:span text:style-name="T4">else </text:span>{</text:p>
      <text:p text:style-name="P5"><text:s text:c="8"/><text:span text:style-name="T4">int </text:span>count = res;</text:p>
      <text:p text:style-name="P5"><text:s text:c="8"/><text:span text:style-name="T4">while </text:span>(params-&gt;array[count].key == params-&gt;key) {</text:p>
      <text:p text:style-name="P5"><text:s text:c="12"/>count++;</text:p>
      <text:p text:style-name="P5"><text:s text:c="8"/>}</text:p>
      <text:p text:style-name="P5"><text:s text:c="8"/>WaitForSingleObject(MUTEX, <text:span text:style-name="T4">INFINITE</text:span>);</text:p>
      <text:p text:style-name="P5"><text:s text:c="8"/>printf(<text:span text:style-name="T4">"%d</text:span> <text:span text:style-name="T4">values with key %d</text:span> <text:span text:style-name="T4">were found in sorted array, starts with %d</text:span> <text:span text:style-name="T4">index\n"</text:span>, count - res, params-&gt;key,</text:p>
      <text:p text:style-name="P5"><text:s text:c="15"/>res);</text:p>
      <text:p text:style-name="P5"><text:s text:c="8"/>ReleaseMutex(MUTEX);</text:p>
      <text:p text:style-name="P5"><text:s text:c="4"/>}</text:p>
      <text:p text:style-name="P5"><text:s text:c="4"/>WaitForSingleObject(MUTEX, <text:span text:style-name="T4">INFINITE</text:span>);</text:p>
      <text:p text:style-name="P5"><text:s text:c="4"/>printf(<text:span text:style-name="T4">"End thread %d\n"</text:span>, params-&gt;threadNumber);</text:p>
      <text:p text:style-name="P5"><text:s text:c="4"/>ReleaseMutex(MUTEX);</text:p>
      <text:p text:style-name="P5"><text:s text:c="4"/><text:span text:style-name="T4">return </text:span>0;</text:p>
      <text:p text:style-name="P5">}</text:p>
      <text:p text:style-name="P5">HANDLE EVENT;</text:p>
      <text:p text:style-name="P5">DWORD <text:s/><text:span text:style-name="T4">WINAPI </text:span>eventBased(LPVOID arg) {</text:p>
      <text:p text:style-name="P5"><text:s text:c="4"/>ThreadParams *params = (ThreadParams *) arg;</text:p>
      <text:p text:style-name="P5"><text:s text:c="4"/>WaitForSingleObject(EVENT, <text:span text:style-name="T4">INFINITE</text:span>);</text:p>
      <text:p text:style-name="P5"><text:s text:c="4"/>printf(<text:span text:style-name="T4">"Start thread number %d\n"</text:span>, params-&gt;threadNumber);</text:p>
      <text:p text:style-name="P5"><text:soft-page-break/><text:s text:c="4"/><text:span text:style-name="T4">int </text:span>res = binarySearch(params-&gt;array, params-&gt;size, params-&gt;key);</text:p>
      <text:p text:style-name="P5"><text:s text:c="4"/>SetEvent(EVENT);</text:p>
      <text:p text:style-name="P5"><text:s text:c="4"/><text:span text:style-name="T4">if </text:span>(res &lt; 0) {</text:p>
      <text:p text:style-name="P5"><text:s text:c="8"/>WaitForSingleObject(EVENT, <text:span text:style-name="T4">INFINITE</text:span>);</text:p>
      <text:p text:style-name="P5"><text:s text:c="8"/>printf(<text:span text:style-name="T4">"th%d:Key %d</text:span> <text:span text:style-name="T4">not found\n"</text:span>, params-&gt;threadNumber, params-&gt;key);</text:p>
      <text:p text:style-name="P5"><text:s text:c="8"/>SetEvent(EVENT);</text:p>
      <text:p text:style-name="P5"><text:s text:c="4"/>}</text:p>
      <text:p text:style-name="P5"><text:s text:c="4"/><text:span text:style-name="T4">else </text:span>{</text:p>
      <text:p text:style-name="P5"><text:s text:c="8"/><text:span text:style-name="T4">int </text:span>count = res;</text:p>
      <text:p text:style-name="P5"><text:s text:c="8"/><text:span text:style-name="T4">while </text:span>(params-&gt;array[count].key == params-&gt;key) {</text:p>
      <text:p text:style-name="P5"><text:s text:c="12"/>count++;</text:p>
      <text:p text:style-name="P5"><text:s text:c="8"/>}</text:p>
      <text:p text:style-name="P5"><text:s text:c="8"/>WaitForSingleObject(EVENT, <text:span text:style-name="T4">INFINITE</text:span>);</text:p>
      <text:p text:style-name="P5"><text:s text:c="8"/>printf(<text:span text:style-name="T4">"%d</text:span> <text:span text:style-name="T4">values with key %d</text:span> <text:span text:style-name="T4">were found in sorted array, starts with %d</text:span> <text:span text:style-name="T4">index\n"</text:span>, count - res, params-&gt;key,</text:p>
      <text:p text:style-name="P5"><text:s text:c="15"/>res);</text:p>
      <text:p text:style-name="P5"><text:s text:c="8"/>SetEvent(EVENT);</text:p>
      <text:p text:style-name="P5"><text:s text:c="4"/>}</text:p>
      <text:p text:style-name="P5"><text:s text:c="4"/>WaitForSingleObject(EVENT, <text:span text:style-name="T4">INFINITE</text:span>);</text:p>
      <text:p text:style-name="P5"><text:s text:c="4"/>printf(<text:span text:style-name="T4">"End thread %d\n"</text:span>, params-&gt;threadNumber);</text:p>
      <text:p text:style-name="P5"><text:s text:c="4"/>SetEvent(EVENT);</text:p>
      <text:p text:style-name="P5"><text:s text:c="4"/><text:span text:style-name="T4">return </text:span>0;</text:p>
      <text:p text:style-name="P5">}</text:p>
      <text:p text:style-name="P5">HANDLE SEMAPHORE;</text:p>
      <text:p text:style-name="P5">DWORD <text:s/><text:span text:style-name="T4">WINAPI </text:span>semaphoreBased(LPVOID arg) {</text:p>
      <text:p text:style-name="P5"><text:s text:c="4"/>ThreadParams *params = (ThreadParams *) arg;</text:p>
      <text:p text:style-name="P5"><text:s text:c="4"/>WaitForSingleObject(SEMAPHORE, <text:span text:style-name="T4">INFINITE</text:span>);</text:p>
      <text:p text:style-name="P5"><text:s text:c="4"/>printf(<text:span text:style-name="T4">"Start thread number %d\n"</text:span>, params-&gt;threadNumber);</text:p>
      <text:p text:style-name="P5"><text:s text:c="4"/><text:span text:style-name="T4">int </text:span>res = binarySearch(params-&gt;array, params-&gt;size, params-&gt;key);</text:p>
      <text:p text:style-name="P5"><text:s text:c="4"/>ReleaseSemaphore(SEMAPHORE, 1, <text:span text:style-name="T4">NULL</text:span>);</text:p>
      <text:p text:style-name="P5"><text:s text:c="4"/><text:span text:style-name="T4">if </text:span>(res &lt; 0) {</text:p>
      <text:p text:style-name="P5"><text:s text:c="8"/>WaitForSingleObject(SEMAPHORE, <text:span text:style-name="T4">INFINITE</text:span>);</text:p>
      <text:p text:style-name="P5"><text:s text:c="8"/>printf(<text:span text:style-name="T4">"th%d:Key %d</text:span> <text:span text:style-name="T4">not found\n"</text:span>, params-&gt;threadNumber, params-&gt;key);</text:p>
      <text:p text:style-name="P5"><text:s text:c="8"/>ReleaseSemaphore(SEMAPHORE, 1, <text:span text:style-name="T4">NULL</text:span>);</text:p>
      <text:p text:style-name="P5"><text:s text:c="4"/>}</text:p>
      <text:p text:style-name="P5"><text:s text:c="4"/><text:span text:style-name="T4">else </text:span>{</text:p>
      <text:p text:style-name="P5"><text:s text:c="8"/><text:span text:style-name="T4">int </text:span>count = res;</text:p>
      <text:p text:style-name="P5"><text:s text:c="8"/><text:span text:style-name="T4">while </text:span>(params-&gt;array[count].key == params-&gt;key) {</text:p>
      <text:p text:style-name="P5"><text:s text:c="12"/>count++;</text:p>
      <text:p text:style-name="P5"><text:s text:c="8"/>}</text:p>
      <text:p text:style-name="P5"><text:s text:c="8"/>WaitForSingleObject(SEMAPHORE, <text:span text:style-name="T4">INFINITE</text:span>);</text:p>
      <text:p text:style-name="P5"><text:s text:c="8"/>printf(<text:span text:style-name="T4">"%d</text:span> <text:span text:style-name="T4">values with key %d</text:span> <text:span text:style-name="T4">were found in sorted array, starts with %d</text:span> <text:span text:style-name="T4">index\n"</text:span>, count - res, params-&gt;key,</text:p>
      <text:p text:style-name="P5"><text:s text:c="15"/>res);</text:p>
      <text:p text:style-name="P5"><text:s text:c="8"/>ReleaseSemaphore(SEMAPHORE, 1, <text:span text:style-name="T4">NULL</text:span>);</text:p>
      <text:p text:style-name="P5"><text:s text:c="4"/>}</text:p>
      <text:p text:style-name="P5"><text:s text:c="4"/>WaitForSingleObject(SEMAPHORE, <text:span text:style-name="T4">INFINITE</text:span>);</text:p>
      <text:p text:style-name="P5"><text:s text:c="4"/>printf(<text:span text:style-name="T4">"End thread %d\n"</text:span>, params-&gt;threadNumber);</text:p>
      <text:p text:style-name="P5"><text:s text:c="4"/>ReleaseSemaphore(SEMAPHORE, 1, <text:span text:style-name="T4">NULL</text:span>);</text:p>
      <text:p text:style-name="P5"><text:s text:c="4"/><text:span text:style-name="T4">return </text:span>0;</text:p>
      <text:p text:style-name="P5">}</text:p>
      <text:p text:style-name="P5"><text:span text:style-name="T4">void </text:span>processThreads(LPTHREAD_START_ROUTINE function, ThreadParams *params, <text:soft-page-break/><text:span text:style-name="T4">unsigned long </text:span>*ids, HANDLE *handles) {</text:p>
      <text:p text:style-name="P5"><text:s text:c="4"/><text:span text:style-name="T4">for </text:span>(<text:span text:style-name="T4">int </text:span>i = 0; i &lt; <text:span text:style-name="T4">THREADS_COUNT</text:span>; i++) {</text:p>
      <text:p text:style-name="P5"><text:s text:c="8"/>handles[i] = CreateThread(<text:span text:style-name="T4">NULL</text:span>, 0, function, &amp;params[i], 0, &amp;ids[i]);</text:p>
      <text:p text:style-name="P5"><text:s text:c="4"/>}</text:p>
      <text:p text:style-name="P5"><text:s text:c="4"/>WaitForMultipleObjects(<text:span text:style-name="T4">THREADS_COUNT</text:span>, handles, <text:span text:style-name="T4">TRUE</text:span>, <text:span text:style-name="T4">INFINITE</text:span>);</text:p>
      <text:p text:style-name="P5"><text:s text:c="4"/><text:span text:style-name="T4">for </text:span>(<text:span text:style-name="T4">int </text:span>i = 0; i &lt; <text:span text:style-name="T4">THREADS_COUNT</text:span>; i++) {</text:p>
      <text:p text:style-name="P5"><text:s text:c="8"/>FILETIME creation, exit, kernel, user;</text:p>
      <text:p text:style-name="P5"><text:s text:c="8"/>SYSTEMTIME creationSys, exitSys;</text:p>
      <text:p text:style-name="P5"><text:s text:c="8"/>ULARGE_INTEGER kernelUINT, userUINT;</text:p>
      <text:p text:style-name="P5"><text:s text:c="8"/>GetThreadTimes(handles[i], &amp;creation, &amp;exit, &amp;kernel, &amp;user);</text:p>
      <text:p text:style-name="P5"><text:s text:c="8"/>FileTimeToSystemTime(&amp;creation, &amp;creationSys);</text:p>
      <text:p text:style-name="P5"><text:s text:c="8"/>FileTimeToSystemTime(&amp;exit, &amp;exitSys);</text:p>
      <text:p text:style-name="P5"><text:s text:c="8"/>kernelUINT.LowPart = kernel.dwLowDateTime;</text:p>
      <text:p text:style-name="P5"><text:s text:c="8"/>kernelUINT.HighPart = kernel.dwHighDateTime;</text:p>
      <text:p text:style-name="P5"><text:s text:c="8"/>userUINT.LowPart = user.dwLowDateTime;</text:p>
      <text:p text:style-name="P5"><text:s text:c="8"/>userUINT.HighPart = user.dwHighDateTime;</text:p>
      <text:p text:style-name="P5"><text:s text:c="8"/>printf(<text:span text:style-name="T4">"\n\nThread %d</text:span> <text:span text:style-name="T4">info\n"</text:span>, params[i].threadNumber);</text:p>
      <text:p text:style-name="P5"><text:s text:c="8"/>printf(<text:span text:style-name="T4">"ID:%ld\n"</text:span>, ids[i]);</text:p>
      <text:p text:style-name="P5"><text:s text:c="8"/>printf(<text:span text:style-name="T4">"Start time: %d:%d:%d\n"</text:span>, creationSys.wHour, creationSys.wMinute, creationSys.wMilliseconds);</text:p>
      <text:p text:style-name="P5"><text:s text:c="8"/>printf(<text:span text:style-name="T4">"End time: %d:%d:%d\n"</text:span>, exitSys.wHour, exitSys.wMinute, exitSys.wMilliseconds);</text:p>
      <text:p text:style-name="P5"><text:s text:c="8"/>printf(<text:span text:style-name="T4">"Kernel time: %llu\n"</text:span>, kernelUINT.QuadPart);</text:p>
      <text:p text:style-name="P5"><text:s text:c="8"/>printf(<text:span text:style-name="T4">"User time: %llu\n\n\n"</text:span>, userUINT.QuadPart);</text:p>
      <text:p text:style-name="P5"><text:s text:c="4"/>}</text:p>
      <text:p text:style-name="P5"><text:s text:c="4"/><text:span text:style-name="T4">for </text:span>(<text:span text:style-name="T4">int </text:span>i = 0; i &lt; <text:span text:style-name="T4">THREADS_COUNT</text:span>; i++) {</text:p>
      <text:p text:style-name="P5"><text:s text:c="8"/>CloseHandle(handles[i]);</text:p>
      <text:p text:style-name="P5"><text:s text:c="4"/>}</text:p>
      <text:p text:style-name="P5">}</text:p>
      <text:p text:style-name="P5"><text:span text:style-name="T4">int </text:span>main(<text:span text:style-name="T4">int </text:span>argc, <text:span text:style-name="T4">const char </text:span>*argv[]) {</text:p>
      <text:p text:style-name="P6">// <text:s text:c="3"/>generateFile("1.txt", 512 * 1024, 1, 1024, 10, 20);</text:p>
      <text:p text:style-name="P5"><text:s text:c="4"/>FileMapping inputMapping;</text:p>
      <text:p text:style-name="P5"><text:s text:c="4"/>FileMapping indexMap;</text:p>
      <text:p text:style-name="P5"><text:s text:c="4"/><text:span text:style-name="T4">unsigned int </text:span>fileSize;</text:p>
      <text:p text:style-name="P5"><text:s text:c="4"/>InitializeCriticalSection(&amp;csLock);</text:p>
      <text:p text:style-name="P5"><text:s text:c="4"/>doSort(&amp;inputMapping, &amp;indexMap, <text:span text:style-name="T4">"1.txt"</text:span>, &amp;fileSize);</text:p>
      <text:p text:style-name="P5"><text:s text:c="4"/>Record *recs = (Record *) indexMap.pObjFile;</text:p>
      <text:p text:style-name="P5"><text:s text:c="4"/>ThreadParams params[<text:span text:style-name="T4">THREADS_COUNT</text:span>];</text:p>
      <text:p text:style-name="P5"><text:s text:c="4"/><text:span text:style-name="T4">for </text:span>(<text:span text:style-name="T4">int </text:span>i = 0; i &lt; <text:span text:style-name="T4">THREADS_COUNT</text:span>; i++) {</text:p>
      <text:p text:style-name="P5"><text:s text:c="8"/>params[i] = {recs, fileSize, i + 1, i + 1};</text:p>
      <text:p text:style-name="P5"><text:s text:c="4"/>}</text:p>
      <text:p text:style-name="P5"><text:s text:c="4"/><text:span text:style-name="T4">unsigned long </text:span>threadIds[<text:span text:style-name="T4">THREADS_COUNT</text:span>];</text:p>
      <text:p text:style-name="P5"><text:s text:c="4"/>HANDLE handles[<text:span text:style-name="T4">THREADS_COUNT</text:span>];</text:p>
      <text:p text:style-name="P5"><text:s text:c="4"/>printf(<text:span text:style-name="T4">"\n\n\n==========\nCRITICAL SECTIONS\n==========\n\n"</text:span>);</text:p>
      <text:p text:style-name="P5"><text:s text:c="4"/>processThreads(&amp;criticalSections, params, threadIds, handles);</text:p>
      <text:p text:style-name="P5"><text:s text:c="4"/>MUTEX = <text:span text:style-name="T4">CreateMutex</text:span>(<text:span text:style-name="T4">NULL</text:span>, <text:span text:style-name="T4">FALSE</text:span>, <text:span text:style-name="T4">NULL</text:span>);</text:p>
      <text:p text:style-name="P5"><text:s text:c="4"/>printf(<text:span text:style-name="T4">"\n\n\n==========\nMUTEXES\n==========\n\n"</text:span>);</text:p>
      <text:p text:style-name="P5"><text:s text:c="4"/>processThreads(&amp;mutexes, params, threadIds, handles);</text:p>
      <text:p text:style-name="P5"><text:s text:c="4"/>CloseHandle(MUTEX);</text:p>
      <text:p text:style-name="P5"><text:s text:c="4"/>printf(<text:span text:style-name="T4">"\n\n\n==========\nSEMAPHORES\n==========\n\n"</text:span>);</text:p>
      <text:p text:style-name="P5"><text:s text:c="4"/>SEMAPHORE = <text:span text:style-name="T4">CreateSemaphore</text:span>(<text:span text:style-name="T4">NULL</text:span>, 1, 1, <text:span text:style-name="T4">NULL</text:span>);</text:p>
      <text:p text:style-name="P5"><text:s text:c="4"/>processThreads(&amp;semaphoreBased, params, threadIds, handles);</text:p>
      <text:p text:style-name="P5"><text:soft-page-break/><text:s text:c="4"/>printf(<text:span text:style-name="T4">"\n\n\n==========\nEVENTS\n==========\n\n"</text:span>);</text:p>
      <text:p text:style-name="P5"><text:s text:c="4"/>EVENT = <text:span text:style-name="T4">CreateEvent</text:span>(<text:span text:style-name="T4">NULL</text:span>, <text:span text:style-name="T4">FALSE</text:span>, <text:span text:style-name="T4">TRUE</text:span>, <text:span text:style-name="T4">NULL</text:span>);</text:p>
      <text:p text:style-name="P5"><text:s text:c="4"/>processThreads(&amp;eventBased, params, threadIds, handles);</text:p>
      <text:p text:style-name="P5"><text:s text:c="4"/>CloseHandle(EVENT);</text:p>
      <text:p text:style-name="P5"><text:s text:c="4"/>initBASE(0);</text:p>
      <text:p text:style-name="P5"><text:s text:c="4"/>removeFileMapping(inputMapping);</text:p>
      <text:p text:style-name="P5"><text:s text:c="4"/>removeFileMapping(indexMap);</text:p>
      <text:p text:style-name="P5"><text:s text:c="4"/><text:span text:style-name="T4">return </text:span>0;</text:p>
      <text:p text:style-name="P4">}</text:p>
      <text:p text:style-name="P3">Вывод</text:p>
      <text:p text:style-name="P7"><text:span text:style-name="T7">Каждый из способов синхронизации обладает рядом преимуществ и недостатков, а так же своей областью применения. Так, критические секции и мьютексы являются самыми простыми объектами синхронизации, которые просто запрещают доступ к защищенной секции кода другим потокам. При этом критические секции чуть производительнее, а мьютексы обладают расширенной функциональностью — позволяют синхронизировать потоки в разных процессах, для ожидания мьютекса можно использовать </text:span><text:span text:style-name="T11">WaitForMultipleObjects. </text:span></text:p>
      <text:p text:style-name="P9"><text:span text:style-name="T11">Семафоры и события также не выделяются производительностью, но позволяют более гибкую синхронизацию потоков. Семафоры удобно использовать, когда необходимо синхронизировать доступ к ограниченному числу ресурсов (но не одному). 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Courier New2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style:font-name-complex="Courier New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ван Усков</meta:initial-creator>
    <meta:creation-date>2016-04-28T00:07:27.07</meta:creation-date>
    <meta:document-statistic meta:table-count="0" meta:image-count="0" meta:object-count="0" meta:page-count="9" meta:paragraph-count="332" meta:word-count="1276" meta:character-count="10958"/>
    <dc:date>2016-04-28T00:56:41.76</dc:date>
    <dc:creator>Иван Усков</dc:creator>
    <meta:editing-duration>PT3M3S</meta:editing-duration>
    <meta:editing-cycles>1</meta:editing-cycles>
    <meta:generator>OpenOffice/4.1.2$Win32 OpenOffice.org_project/412m3$Build-9782</meta:generator>
  </office:meta>
</office:document-meta>
</file>